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6daa" officeooo:paragraph-rsid="00146d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sse dia estou escrevendo um texto que eu não sei <text:s/>para que serve e eu não sei o que falar, mas eu sei que eu tenho que escrever. Também não sei quem vai ler isso mas sei que alguém vai ler, então eu tenho que escrever porque vale nota e eu preciso disso para passar de ano, porque se não minha mãe me mata, ai, eu nunca vou ter oportunidade de conhecer o Neymar porque eu vou estar morto e isso é inadmissível porque eu tenho que ficar rico para ser uma pessoa bem sucedid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5T14:07:47.626243482</meta:creation-date>
    <dc:date>2022-08-25T14:13:45.879298176</dc:date>
    <meta:editing-duration>PT5M58S</meta:editing-duration>
    <meta:editing-cycles>1</meta:editing-cycles>
    <meta:document-statistic meta:table-count="0" meta:image-count="0" meta:object-count="0" meta:page-count="1" meta:paragraph-count="1" meta:word-count="95" meta:character-count="477" meta:non-whitespace-character-count="381"/>
    <meta:generator>LibreOffice/5.1.6.2$Linux_X86_64 LibreOffice_project/10m0$Build-2</meta:generator>
  </office:meta>
</office:document-meta>
</file>